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8ba8" officeooo:paragraph-rsid="00080585"/>
    </style:style>
    <style:style style:name="P2" style:family="paragraph" style:parent-style-name="Standard">
      <style:text-properties officeooo:paragraph-rsid="00080585"/>
    </style:style>
    <style:style style:name="P3" style:family="paragraph" style:parent-style-name="Standard">
      <style:text-properties officeooo:rsid="00168ba8" officeooo:paragraph-rsid="00080585"/>
    </style:style>
    <style:style style:name="T1" style:family="text">
      <style:text-properties officeooo:rsid="00152d84"/>
    </style:style>
    <style:style style:name="T2" style:family="text">
      <style:text-properties officeooo:rsid="0015b0e8"/>
    </style:style>
    <style:style style:name="T3" style:family="text">
      <style:text-properties officeooo:rsid="00168ba8"/>
    </style:style>
    <style:style style:name="T4" style:family="text">
      <style:text-properties officeooo:rsid="0008db46"/>
    </style:style>
    <style:style style:name="T5" style:family="text">
      <style:text-properties officeooo:rsid="000a129d"/>
    </style:style>
    <style:style style:name="T6" style:family="text">
      <style:text-properties officeooo:rsid="000a3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<text:span text:style-name="T4">Unterschied Terminal Shell--</text:span></text:p>
      <text:p text:style-name="P2">→<text:span text:style-name="T4"> Das Terminal dient zur Darstellung der Shell (Anzeigen der Zeichen) und</text:span></text:p>
      <text:p text:style-name="P2"><text:tab/><text:span text:style-name="T4">zur Eingabe der Befehle, die an die Shell weiter gereicht werden.</text:span></text:p>
      <text:p text:style-name="P2"/>
      <text:p text:style-name="P2">--<text:span text:style-name="T1">cat--</text:span></text:p>
      <text:p text:style-name="P2">→<text:span text:style-name="T1"> cat steht für concatenate (verketten).</text:span></text:p>
      <text:p text:style-name="P2">→<text:span text:style-name="T1"> verkettet zwei oder mehrere Dateien zu einer neuen Datei.</text:span></text:p>
      <text:p text:style-name="P2">→<text:span text:style-name="T1"> $ cat test1 test2 &gt; test3</text:span></text:p>
      <text:p text:style-name="P2">→<text:span text:style-name="T2"> Strings einfügen oder anhängen.</text:span></text:p>
      <text:p text:style-name="P2">→<text:span text:style-name="T2"> $ cat &gt; test1 //wenn fertig mit strg + d beenden.</text:span></text:p>
      <text:p text:style-name="P2"/>
      <text:p text:style-name="P2">--<text:span text:style-name="T3">ein und ausgaben--</text:span></text:p>
      <text:p text:style-name="P2">//</text:p>
      <text:p text:style-name="P1">echo “gibt die zeile aus und mach dann automatisch einen zeilenumbruch“</text:p>
      <text:p text:style-name="P1"/>
      <text:p text:style-name="P1">#eingabe über terminal wir in variableName gespeichert</text:p>
      <text:p text:style-name="P1">read variableName</text:p>
      <text:p text:style-name="P1"/>
      <text:p text:style-name="P1">#inhalt einer variable wird ausgegeben</text:p>
      <text:p text:style-name="P1">echo $variableName</text:p>
      <text:p text:style-name="P1"/>
      <text:p text:style-name="P1">--<text:span text:style-name="T5">subshell--</text:span></text:p>
      <text:p text:style-name="P1">→<text:span text:style-name="T5"> # ls -la $(which poweroff)</text:span></text:p>
      <text:p text:style-name="P1"><text:tab/>→<text:span text:style-name="T6"> Ausgabe: lrwxrwxrwx. 1 root root 16 23. Mai 2019 <text:s/>/usr/sbin/poweroff -&gt; ../bin/systemctl</text:span></text:p>
      <text:p text:style-name="P1"><text:tab/>→<text:span text:style-name="T5"> zuerst wird which poweroff ausgeführt. Dann wird das Ergebnis an ls weitergeleit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1:02:05.575729203</meta:creation-date>
    <dc:date>2019-11-22T16:16:50.324956024</dc:date>
    <meta:editing-duration>PT9M1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35" meta:character-count="823" meta:non-whitespace-character-count="708"/>
  </office:meta>
</office:document-meta>
</file>